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5.569cm" fo:margin-left="0.182cm" fo:margin-top="0cm" fo:margin-bottom="0cm" table:align="left"/>
    </style:style>
    <style:style style:name="Table2.A" style:family="table-column">
      <style:table-column-properties style:column-width="4.687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53cm"/>
    </style:style>
    <style:style style:name="Table2.D" style:family="table-column">
      <style:table-column-properties style:column-width="5.235cm"/>
    </style:style>
    <style:style style:name="Table2.E" style:family="table-column">
      <style:table-column-properties style:column-width="6.8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4" style:family="table-row">
      <style:table-row-properties style:min-row-height="3.364cm"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7" style:family="table-row">
      <style:table-row-properties style:min-row-height="3.184cm" fo:keep-together="auto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12" style:family="table-row">
      <style:table-row-properties style:min-row-height="3.572cm" fo:keep-together="auto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2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2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2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2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2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officeooo:rsid="001b892c" officeooo:paragraph-rsid="001b892c" style:font-name-asian="Montserrat1" style:font-size-asian="14pt" style:font-name-complex="Montserrat1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officeooo:rsid="00179bee" officeooo:paragraph-rsid="00179bee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officeooo:rsid="001a317d" officeooo:paragraph-rsid="001a317d" style:font-name-asian="Montserrat1" style:font-size-asian="12pt" style:font-name-complex="Montserrat1" style:font-size-complex="12pt"/>
    </style:style>
    <style:style style:name="P10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1" style:family="paragraph" style:parent-style-name="Standard">
      <style:paragraph-properties fo:margin-top="0.353cm" fo:margin-bottom="0cm" style:contextual-spacing="false" fo:line-height="100%"/>
    </style:style>
    <style:style style:name="P12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4.6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353cm" fo:margin-bottom="0cm" style:contextual-spacing="false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4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6" style:family="paragraph" style:parent-style-name="Heading_20_2" style:list-style-name="WWNum3"/>
    <style:style style:name="P1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8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9" style:family="paragraph" style:parent-style-name="Standard">
      <style:paragraph-properties fo:line-height="100%" fo:orphans="0" fo:widows="0"/>
      <style:text-properties style:font-name="Montserrat" fo:font-size="12pt" fo:font-style="italic" officeooo:rsid="00179bee" officeooo:paragraph-rsid="00179bee" style:font-name-asian="Montserrat1" style:font-size-asian="12pt" style:font-style-asian="italic" style:font-name-complex="Montserrat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Montserrat" fo:font-size="12pt" fo:font-style="italic" officeooo:rsid="00229083" officeooo:paragraph-rsid="00229083" style:font-name-asian="Montserrat1" style:font-size-asian="12pt" style:font-style-asian="italic" style:font-name-complex="Montserrat1" style:font-size-complex="12pt"/>
    </style:style>
    <style:style style:name="P21" style:family="paragraph" style:parent-style-name="Standard">
      <style:paragraph-properties fo:line-height="100%" fo:orphans="0" fo:widows="0"/>
      <style:text-properties fo:color="#2c3338" loext:opacity="100%" style:font-name="Montserrat" fo:font-size="12pt" fo:font-style="italic" officeooo:rsid="00179bee" officeooo:paragraph-rsid="00179bee" fo:background-color="#ffffff" style:font-name-asian="Montserrat1" style:font-size-asian="12pt" style:font-style-asian="italic" style:font-name-complex="Montserrat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Montserrat" fo:font-size="12pt" fo:font-style="italic" officeooo:rsid="00181fe2" officeooo:paragraph-rsid="00181fe2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line-height="100%" fo:orphans="0" fo:widows="0"/>
    </style:style>
    <style:style style:name="P24" style:family="paragraph" style:parent-style-name="Standard">
      <style:paragraph-properties fo:line-height="100%" fo:orphans="0" fo:widows="0"/>
      <style:text-properties style:font-name="Montserrat" fo:font-size="12pt" fo:font-style="italic" officeooo:rsid="00181fe2" officeooo:paragraph-rsid="00188fc1" style:font-name-asian="Montserrat1" style:font-size-asian="12pt" style:font-style-asian="italic" style:font-name-complex="Montserrat1" style:font-size-complex="12pt"/>
    </style:style>
    <style:style style:name="P25" style:family="paragraph" style:parent-style-name="Standard">
      <style:paragraph-properties fo:line-height="100%" fo:orphans="0" fo:widows="0"/>
      <style:text-properties style:font-name="Montserrat" fo:font-size="12pt" fo:font-style="italic" officeooo:rsid="00188fc1" officeooo:paragraph-rsid="00188fc1" style:font-name-asian="Montserrat1" style:font-size-asian="12pt" style:font-style-asian="italic" style:font-name-complex="Montserrat1" style:font-size-complex="12pt"/>
    </style:style>
    <style:style style:name="P26" style:family="paragraph" style:parent-style-name="Standard">
      <style:paragraph-properties fo:line-height="100%" fo:orphans="0" fo:widows="0"/>
      <style:text-properties style:font-name="Montserrat" fo:font-size="12pt" fo:font-style="italic" officeooo:rsid="001b892c" officeooo:paragraph-rsid="001b892c" style:font-name-asian="Montserrat1" style:font-size-asian="12pt" style:font-style-asian="italic" style:font-name-complex="Montserrat1" style:font-size-complex="12pt"/>
    </style:style>
    <style:style style:name="P27" style:family="paragraph" style:parent-style-name="Standard">
      <style:paragraph-properties fo:line-height="100%" fo:orphans="0" fo:widows="0"/>
      <style:text-properties style:font-name="Montserrat" fo:font-size="12pt" fo:font-style="italic" officeooo:rsid="001ce79e" officeooo:paragraph-rsid="001ce79e" style:font-name-asian="Montserrat1" style:font-size-asian="12pt" style:font-style-asian="italic" style:font-name-complex="Montserrat1" style:font-size-complex="12pt"/>
    </style:style>
    <style:style style:name="P28" style:family="paragraph" style:parent-style-name="Standard">
      <style:paragraph-properties fo:line-height="100%" fo:orphans="0" fo:widows="0"/>
      <style:text-properties style:font-name="Montserrat" fo:font-size="12pt" fo:font-style="italic" officeooo:rsid="00181fe2" officeooo:paragraph-rsid="001db003" style:font-name-asian="Montserrat1" style:font-size-asian="12pt" style:font-style-asian="italic" style:font-name-complex="Montserrat1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Montserrat" fo:font-size="12pt" fo:font-style="italic" officeooo:rsid="001db003" officeooo:paragraph-rsid="001db003" style:font-name-asian="Montserrat1" style:font-size-asian="12pt" style:font-style-asian="italic" style:font-name-complex="Montserrat1" style:font-size-complex="12pt"/>
    </style:style>
    <style:style style:name="P30" style:family="paragraph" style:parent-style-name="Standard">
      <style:paragraph-properties fo:line-height="100%" fo:orphans="0" fo:widows="0"/>
      <style:text-properties style:font-name="Montserrat" fo:font-size="12pt" fo:font-style="italic" officeooo:rsid="00181fe2" officeooo:paragraph-rsid="001e8d48" style:font-name-asian="Montserrat1" style:font-size-asian="12pt" style:font-style-asian="italic" style:font-name-complex="Montserrat1" style:font-size-complex="12pt"/>
    </style:style>
    <style:style style:name="P31" style:family="paragraph" style:parent-style-name="Standard">
      <style:paragraph-properties fo:line-height="100%" fo:orphans="0" fo:widows="0"/>
      <style:text-properties style:font-name="Montserrat" fo:font-size="12pt" fo:font-style="italic" officeooo:rsid="001e8d48" officeooo:paragraph-rsid="001e8d48" style:font-name-asian="Montserrat1" style:font-size-asian="12pt" style:font-style-asian="italic" style:font-name-complex="Montserrat1" style:font-size-complex="12pt"/>
    </style:style>
    <style:style style:name="P32" style:family="paragraph" style:parent-style-name="Standard">
      <style:paragraph-properties fo:line-height="100%" fo:orphans="0" fo:widows="0"/>
      <style:text-properties style:font-name="Montserrat" fo:font-size="12pt" fo:font-style="italic" officeooo:rsid="001f80df" officeooo:paragraph-rsid="001f80df" style:font-name-asian="Montserrat1" style:font-size-asian="12pt" style:font-style-asian="italic" style:font-name-complex="Montserrat1" style:font-size-complex="12pt"/>
    </style:style>
    <style:style style:name="P33" style:family="paragraph" style:parent-style-name="Standard">
      <style:paragraph-properties fo:line-height="100%" fo:orphans="0" fo:widows="0"/>
      <style:text-properties style:font-name="Montserrat" fo:font-size="12pt" fo:font-style="italic" officeooo:rsid="0023707d" officeooo:paragraph-rsid="0023707d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Montserrat" fo:font-size="12pt" fo:font-style="italic" officeooo:rsid="00239b64" officeooo:paragraph-rsid="00239b64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line-height="100%" fo:orphans="0" fo:widows="0"/>
      <style:text-properties style:font-name="Montserrat" fo:font-size="12pt" fo:font-style="italic" officeooo:rsid="00250b8e" officeooo:paragraph-rsid="00250b8e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>
      <style:paragraph-properties fo:line-height="100%" fo:orphans="0" fo:widows="0"/>
      <style:text-properties style:font-name="Montserrat" fo:font-size="12pt" fo:font-style="italic" officeooo:rsid="00268a53" officeooo:paragraph-rsid="00268a53" style:font-name-asian="Montserrat1" style:font-size-asian="12pt" style:font-style-asian="italic" style:font-name-complex="Montserrat1" style:font-size-complex="12pt"/>
    </style:style>
    <style:style style:name="P37" style:family="paragraph" style:parent-style-name="Standard">
      <style:paragraph-properties fo:line-height="100%" fo:orphans="0" fo:widows="0"/>
      <style:text-properties style:font-name="Montserrat" fo:font-size="12pt" fo:font-style="italic" officeooo:rsid="0028587e" officeooo:paragraph-rsid="0028587e" style:font-name-asian="Montserrat1" style:font-size-asian="12pt" style:font-style-asian="italic" style:font-name-complex="Montserrat1" style:font-size-complex="12pt"/>
    </style:style>
    <style:style style:name="P38" style:family="paragraph" style:parent-style-name="Standard">
      <style:paragraph-properties fo:line-height="100%" fo:orphans="0" fo:widows="0"/>
      <style:text-properties style:font-name="Montserrat" fo:font-size="12pt" fo:font-style="italic" officeooo:rsid="00250b8e" officeooo:paragraph-rsid="0028587e" style:font-name-asian="Montserrat1" style:font-size-asian="12pt" style:font-style-asian="italic" style:font-name-complex="Montserrat1" style:font-size-complex="12pt"/>
    </style:style>
    <style:style style:name="P39" style:family="paragraph" style:parent-style-name="Standard">
      <style:paragraph-properties fo:line-height="100%" fo:orphans="0" fo:widows="0"/>
      <style:text-properties style:font-name="Montserrat" fo:font-size="12pt" fo:font-style="italic" officeooo:rsid="00291d34" officeooo:paragraph-rsid="00291d34" style:font-name-asian="Montserrat1" style:font-size-asian="12pt" style:font-style-asian="italic" style:font-name-complex="Montserrat1" style:font-size-complex="12pt"/>
    </style:style>
    <style:style style:name="P40" style:family="paragraph" style:parent-style-name="Standard">
      <style:paragraph-properties fo:line-height="100%" fo:orphans="0" fo:widows="0"/>
      <style:text-properties style:font-name="Montserrat" fo:font-size="12pt" fo:font-style="italic" officeooo:rsid="00250b8e" officeooo:paragraph-rsid="00291d34" style:font-name-asian="Montserrat1" style:font-size-asian="12pt" style:font-style-asian="italic" style:font-name-complex="Montserrat1" style:font-size-complex="12pt"/>
    </style:style>
    <style:style style:name="P41" style:family="paragraph" style:parent-style-name="Standard">
      <style:paragraph-properties fo:line-height="100%" fo:orphans="0" fo:widows="0"/>
      <style:text-properties style:font-name="Montserrat" fo:font-size="12pt" fo:font-style="italic" officeooo:rsid="002a6512" officeooo:paragraph-rsid="002a6512" style:font-name-asian="Montserrat1" style:font-size-asian="12pt" style:font-style-asian="italic" style:font-name-complex="Montserrat1" style:font-size-complex="12pt"/>
    </style:style>
    <style:style style:name="P42" style:family="paragraph" style:parent-style-name="Standard">
      <style:paragraph-properties fo:line-height="100%" fo:orphans="0" fo:widows="0"/>
      <style:text-properties style:font-name="Montserrat" fo:font-size="12pt" fo:font-style="italic" officeooo:rsid="00250b8e" officeooo:paragraph-rsid="002a6512" style:font-name-asian="Montserrat1" style:font-size-asian="12pt" style:font-style-asian="italic" style:font-name-complex="Montserrat1" style:font-size-complex="12pt"/>
    </style:style>
    <style:style style:name="P43" style:family="paragraph" style:parent-style-name="Standard">
      <style:paragraph-properties fo:line-height="100%" fo:orphans="0" fo:widows="0"/>
      <style:text-properties style:font-name="Montserrat" fo:font-size="12pt" officeooo:rsid="00188fc1" officeooo:paragraph-rsid="00188fc1" style:font-name-asian="Montserrat1" style:font-size-asian="12pt" style:font-name-complex="Montserrat1" style:font-size-complex="12pt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5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46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2d7a4f"/>
    </style:style>
    <style:style style:name="P4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fo:font-style="italic" officeooo:rsid="0020bd7e" officeooo:paragraph-rsid="002d7a4f" style:font-name-asian="Montserrat1" style:font-size-asian="12pt" style:font-style-asian="italic" style:font-name-complex="Montserrat1" style:font-size-complex="12pt"/>
    </style:style>
    <style:style style:name="P48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P4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rsid="0020bd7e" officeooo:paragraph-rsid="002d7a4f" style:font-name-asian="Montserrat1" style:font-size-asian="12pt" style:font-name-complex="Montserrat1" style:font-size-complex="12pt"/>
    </style:style>
    <style:style style:name="P50" style:family="paragraph" style:parent-style-name="Standard" style:list-style-name="WWNum6">
      <style:paragraph-properties fo:margin-left="1.27cm" fo:margin-right="0cm" fo:text-indent="0cm" style:auto-text-indent="false"/>
      <style:text-properties officeooo:paragraph-rsid="002d7a4f"/>
    </style:style>
    <style:style style:name="P5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52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53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P54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5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57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58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P5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1pt" officeooo:rsid="002d7a4f" officeooo:paragraph-rsid="002d7a4f" style:font-name-asian="Montserrat1" style:font-size-asian="11pt" style:font-name-complex="Montserrat1" style:font-size-complex="11pt"/>
    </style:style>
    <style:style style:name="P60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61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62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P6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fo:font-weight="normal" officeooo:rsid="002f56b0" officeooo:paragraph-rsid="002f56b0" style:font-name-asian="Montserrat1" style:font-size-asian="12pt" style:font-weight-asian="normal" style:font-name-complex="Montserrat1" style:font-size-complex="12pt" style:font-weight-complex="normal"/>
    </style:style>
    <style:style style:name="T1" style:family="text">
      <style:text-properties officeooo:rsid="00179bee"/>
    </style:style>
    <style:style style:name="T2" style:family="text">
      <style:text-properties fo:color="#000000" loext:opacity="100%" style:font-name="Montserrat" fo:font-size="12pt" style:text-underline-style="none" style:font-name-asian="Montserrat1" style:font-size-asian="12pt" style:font-name-complex="Montserrat1" style:font-size-complex="12pt"/>
    </style:style>
    <style:style style:name="T3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4" style:family="text">
      <style:text-properties officeooo:rsid="00181fe2"/>
    </style:style>
    <style:style style:name="T5" style:family="text">
      <style:text-properties officeooo:rsid="00188fc1"/>
    </style:style>
    <style:style style:name="T6" style:family="text">
      <style:text-properties officeooo:rsid="0023707d"/>
    </style:style>
    <style:style style:name="T7" style:family="text">
      <style:text-properties officeooo:rsid="00239b64"/>
    </style:style>
    <style:style style:name="T8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T9" style:family="text">
      <style:text-properties style:font-name="Montserrat" fo:font-size="12pt" fo:font-weight="normal" officeooo:rsid="002dc47f" style:font-name-asian="Montserrat1" style:font-size-asian="12pt" style:font-weight-asian="normal" style:font-name-complex="Montserrat1" style:font-size-complex="12pt" style:font-weight-complex="normal"/>
    </style:style>
    <style:style style:name="T10" style:family="text">
      <style:text-properties style:font-name="Montserrat" fo:font-size="12pt" fo:font-weight="normal" officeooo:rsid="002c089d" style:font-name-asian="Montserrat1" style:font-size-asian="12pt" style:font-weight-asian="normal" style:font-name-complex="Montserrat1" style:font-size-complex="12pt" style:font-weight-complex="normal"/>
    </style:style>
    <style:style style:name="T11" style:family="text">
      <style:text-properties style:font-name="Montserrat" fo:font-size="12pt" fo:font-weight="bold" officeooo:rsid="002c089d" style:font-name-asian="Montserrat1" style:font-size-asian="12pt" style:font-weight-asian="bold" style:font-name-complex="Montserrat1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1pt" officeooo:rsid="002d7a4f" style:font-size-asian="11pt" style:font-size-complex="11pt"/>
    </style:style>
    <style:style style:name="T14" style:family="text">
      <style:text-properties fo:font-size="11pt" officeooo:rsid="00325ad3" style:font-size-asian="11pt" style:font-size-complex="11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plk5899mvlqq"/></text:p>
      <text:p text:style-name="P2"><text:bookmark text:name="_1jgtpi0w9ri"/>Spécifications techniques</text:p>
      <text:p text:style-name="P3">MenuMaker by Qwenta</text:p>
      <text:p text:style-name="P4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string">
            <text:p text:style-name="P7">1.0</text:p>
          </table:table-cell>
          <table:table-cell table:style-name="Table1.B2" office:value-type="string">
            <text:p text:style-name="P8">Matthieu</text:p>
          </table:table-cell>
          <table:table-cell table:style-name="Table1.C2" office:value-type="string">
            <text:p text:style-name="P7">/<text:span text:style-name="T1">09/2024</text:span></text:p>
          </table:table-cell>
          <table:table-cell table:style-name="Table1.D2" office:value-type="string">
            <text:p text:style-name="P9">John, Qwenta</text:p>
          </table:table-cell>
        </table:table-row>
      </table:table>
      <text:p text:style-name="P10"/>
      <text:p text:style-name="P11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409jm82qlgst" text:style-name="Index_20_Link" text:visited-style-name="Index_20_Link"><text:span text:style-name="T2">I. Choix technologiques<text:tab/></text:span></text:a><text:span text:style-name="T3">2</text:span></text:p>
          <text:p text:style-name="P12"><text:a xlink:type="simple" xlink:href="#_ex0md8td8283" text:style-name="Index_20_Link" text:visited-style-name="Index_20_Link"><text:span text:style-name="T2">II. Liens avec le back-end<text:tab/></text:span></text:a><text:span text:style-name="T3">3</text:span></text:p>
          <text:p text:style-name="P13"><text:a xlink:type="simple" xlink:href="#_a61v3uh5vs19" text:style-name="Index_20_Link" text:visited-style-name="Index_20_Link"><text:span text:style-name="T2">III. Préconisations concernant le domaine et l’hébergement<text:tab/></text:span></text:a><text:span text:style-name="T3">3</text:span></text:p>
          <text:p text:style-name="P12"><text:a xlink:type="simple" xlink:href="#_n56najuvb5ys" text:style-name="Index_20_Link" text:visited-style-name="Index_20_Link"><text:span text:style-name="T2">IV. Accessibilité<text:tab/></text:span></text:a><text:span text:style-name="T3">3</text:span></text:p>
          <text:p text:style-name="P12"><text:a xlink:type="simple" xlink:href="#_l80x4g9stizp" text:style-name="Index_20_Link" text:visited-style-name="Index_20_Link"><text:span text:style-name="T2">V. Recommandations en termes de sécurité<text:tab/></text:span></text:a><text:span text:style-name="T3">3</text:span></text:p>
          <text:p text:style-name="P12"><text:a xlink:type="simple" xlink:href="#_vbbknpfyus5o" text:style-name="Index_20_Link" text:visited-style-name="Index_20_Link"><text:span text:style-name="T2">VI. Maintenance du site et futures mises à jour<text:tab/></text:span></text:a><text:span text:style-name="T3">4</text:span></text:p>
        </text:index-body>
      </text:table-of-content>
      <text:p text:style-name="P14"/>
      <text:p text:style-name="P15"/>
      <text:p text:style-name="P15"><text:soft-page-break/></text:p>
      <text:list xml:id="list1878275867" text:style-name="WWNum3">
        <text:list-item>
          <text:p text:style-name="P16"><text:bookmark text:name="_409jm82qlgst"/>Choix technologiques</text:p>
        </text:list-item>
      </text:list>
      <text:p text:style-name="P6"/>
      <text:list text:style-name="WWNum4">
        <text:list-item>
          <text:p text:style-name="P17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>Besoin </text:p>
          </table:table-cell>
          <table:table-cell table:style-name="Table2.A1" office:value-type="string">
            <text:p text:style-name="P18">Contraintes</text:p>
          </table:table-cell>
          <table:table-cell table:style-name="Table2.A1" office:value-type="string">
            <text:p text:style-name="P18">Solution</text:p>
          </table:table-cell>
          <table:table-cell table:style-name="Table2.A1" office:value-type="string">
            <text:p text:style-name="P18">Description de la solution</text:p>
          </table:table-cell>
          <table:table-cell table:style-name="Table2.A1" office:value-type="string">
            <text:p text:style-name="P18">Justification (2 arguments)</text:p>
          </table:table-cell>
        </table:table-row>
        <table:table-row table:style-name="Table2.1">
          <table:table-cell table:style-name="Table2.A2" office:value-type="string">
            <text:p text:style-name="P19">Intégrer la page d’accueil (landing) </text:p>
          </table:table-cell>
          <table:table-cell table:style-name="Table2.B2" office:value-type="string">
            <text:p text:style-name="P19">L’utilisateur doit pouvoir comprendre l’utilité de l’application</text:p>
          </table:table-cell>
          <table:table-cell table:style-name="Table2.C2" office:value-type="string">
            <text:p text:style-name="P19">React</text:p>
            <text:p text:style-name="P20"/>
          </table:table-cell>
          <table:table-cell table:style-name="Table2.D2" office:value-type="string">
            <text:p text:style-name="P21">Utiliser les composants react réutilisables pour le header et <text:span text:style-name="T4">l’intégration des éléments visuels de la page</text:span></text:p>
            <text:p text:style-name="P21"/>
          </table:table-cell>
          <table:table-cell table:style-name="Table2.E2" office:value-type="string">
            <text:p text:style-name="P22">1) React permet d’utiliser des composants génériques réutilisables au besoin</text:p>
            <text:p text:style-name="P22">2) L’application React permet d’afficher de manière persistante les composants</text:p>
          </table:table-cell>
        </table:table-row>
        <table:table-row table:style-name="Table2.1">
          <table:table-cell table:style-name="Table2.A3" office:value-type="string">
            <text:p text:style-name="P22">Authentification &amp; enregistrement</text:p>
          </table:table-cell>
          <table:table-cell table:style-name="Table2.B3" office:value-type="string">
            <text:p text:style-name="P19">L’utilisateur <text:span text:style-name="T4">doit pouvoir se connecter et créer un compte automatiquement avec addresse mail</text:span></text:p>
          </table:table-cell>
          <table:table-cell table:style-name="Table2.C3" office:value-type="string">
            <text:p text:style-name="P23"/>
          </table:table-cell>
          <table:table-cell table:style-name="Table2.D3" office:value-type="string">
            <text:p text:style-name="P23"/>
          </table:table-cell>
          <table:table-cell table:style-name="Table2.E3" office:value-type="string">
            <text:p text:style-name="P23"/>
          </table:table-cell>
        </table:table-row>
        <table:table-row table:style-name="Table2.4">
          <table:table-cell table:style-name="Table2.A4" office:value-type="string">
            <text:p text:style-name="P22">Catégorie de plat</text:p>
            <text:p text:style-name="P22"/>
            <text:p text:style-name="P22"/>
            <text:p text:style-name="P22"/>
            <text:p text:style-name="P22"/>
          </table:table-cell>
          <table:table-cell table:style-name="Table2.B4" office:value-type="string">
            <text:p text:style-name="P22">L’utilisateur doit pouvoir renseigner une catégorie de plat</text:p>
          </table:table-cell>
          <table:table-cell table:style-name="Table2.C4" office:value-type="string">
            <text:p text:style-name="P24">React</text:p>
            <text:p text:style-name="P24">Node.js</text:p>
          </table:table-cell>
          <table:table-cell table:style-name="Table2.D4" office:value-type="string">
            <text:p text:style-name="P22">React pour l’intégration visuel côté client et Node.js <text:span text:style-name="T5">et MongoDB </text:span>pour la gestion des <text:span text:style-name="T5">catégories</text:span> côté serveur <text:span text:style-name="T5">et la persistence de leurs </text:span><text:soft-page-break/><text:span text:style-name="T5">données</text:span></text:p>
          </table:table-cell>
          <table:table-cell table:style-name="Table2.E4" office:value-type="string">
            <text:p text:style-name="P24">1) React permet d’utiliser des composants génériques réutilisables au besoin</text:p>
            <text:p text:style-name="P25">2) Node.js et MongoDB combinés vont permettre de pouvoir stocké et traité les catégories crées par <text:soft-page-break/>l’utilisateur de manière persistante (sauvegarde)</text:p>
          </table:table-cell>
        </table:table-row>
        <table:table-row table:style-name="Table2.4">
          <table:table-cell table:style-name="Table2.A5" office:value-type="string">
            <text:p text:style-name="P25">Création de plat</text:p>
          </table:table-cell>
          <table:table-cell table:style-name="Table2.B5" office:value-type="string">
            <text:p text:style-name="P25">L’utilisateur doit pouvoir insérer un ou plusieurs plats dans son menu</text:p>
          </table:table-cell>
          <table:table-cell table:style-name="Table2.C5" office:value-type="string">
            <text:p text:style-name="P24">React</text:p>
            <text:p text:style-name="P20"/>
            <text:p text:style-name="P24">Node.js</text:p>
          </table:table-cell>
          <table:table-cell table:style-name="Table2.D5" office:value-type="string">
            <text:p text:style-name="P24">React pour l’intégration visuel côté client et Node.js <text:span text:style-name="T5">et MongoDB </text:span>pour la gestion de <text:span text:style-name="T5">la création de plat </text:span>côté serveur <text:span text:style-name="T5">et la persistence de leurs données</text:span></text:p>
          </table:table-cell>
          <table:table-cell table:style-name="Table2.E5" office:value-type="string">
            <text:p text:style-name="P24">1) React permet d’utiliser des composants génériques réutilisables au besoin</text:p>
            <text:p text:style-name="P25">2) Node.js et MongoDB combinés vont permettre de pouvoir stocké et traité les catégories crées par l’utilisateur de manière persistante (sauvegarde)</text:p>
          </table:table-cell>
        </table:table-row>
        <table:table-row table:style-name="Table2.4">
          <table:table-cell table:style-name="Table2.A6" office:value-type="string">
            <text:p text:style-name="P26">Style de menu</text:p>
          </table:table-cell>
          <table:table-cell table:style-name="Table2.B6" office:value-type="string">
            <text:p text:style-name="P26">L’utilisateur doit pouvoir personnaliser le style de son menu</text:p>
          </table:table-cell>
          <table:table-cell table:style-name="Table2.C6" office:value-type="string">
            <text:p text:style-name="P26">React</text:p>
            <text:p text:style-name="P20"/>
          </table:table-cell>
          <table:table-cell table:style-name="Table2.D6" office:value-type="string">
            <text:p text:style-name="P27">React pour réaliser l’intégration visuel de la création de menu</text:p>
          </table:table-cell>
          <table:table-cell table:style-name="Table2.E6" office:value-type="string">
            <text:p text:style-name="P28">1) React permet d’utiliser des composants génériques réutilisables au besoin</text:p>
            <text:p text:style-name="P29">2) React va permettre l’intégration visuel du menu actuellement crée et de pouvoir sélectionner une typo et sa couleur</text:p>
          </table:table-cell>
        </table:table-row>
        <table:table-row table:style-name="Table2.7">
          <table:table-cell table:style-name="Table2.A7" office:value-type="string">
            <text:p text:style-name="P29">Exportation PDF</text:p>
          </table:table-cell>
          <table:table-cell table:style-name="Table2.B7" office:value-type="string">
            <text:p text:style-name="P29">L’utilisateur doit pouvoir exporter son menu en PDF</text:p>
          </table:table-cell>
          <table:table-cell table:style-name="Table2.C7" office:value-type="string">
            <text:p text:style-name="P29">React</text:p>
            <text:p text:style-name="P20"/>
          </table:table-cell>
          <table:table-cell table:style-name="Table2.D7" office:value-type="string">
            <text:p text:style-name="P29">React pour intégrer la partie export en PDF dans la création de menu</text:p>
          </table:table-cell>
          <table:table-cell table:style-name="Table2.E7" office:value-type="string">
            <text:p text:style-name="P30">1) React permet d’utiliser des composants génériques réutilisables au besoin</text:p>
            <text:p text:style-name="P31">2) React permet l’intégration de la logique permettant d’exporter le menu au format PDF</text:p>
          </table:table-cell>
        </table:table-row>
        <text:soft-page-break/>
        <table:table-row table:style-name="Table2.4">
          <table:table-cell table:style-name="Table2.A8" office:value-type="string">
            <text:p text:style-name="P29">Commander l’impression d’un menu</text:p>
          </table:table-cell>
          <table:table-cell table:style-name="Table2.B8" office:value-type="string">
            <text:p text:style-name="P32">L’utilisateur doit pouvoir commander en un clic l’impression d’un menu</text:p>
          </table:table-cell>
          <table:table-cell table:style-name="Table2.C8" office:value-type="string">
            <text:p text:style-name="P32">React</text:p>
            <text:p text:style-name="P20"/>
          </table:table-cell>
          <table:table-cell table:style-name="Table2.D8" office:value-type="string">
            <text:p text:style-name="P20">Intéger l’encart des menus, afficher le lien dans un nouvel onglet et faire le lien vers le back-office à l’aide de React</text:p>
          </table:table-cell>
          <table:table-cell table:style-name="Table2.E8" office:value-type="string">
            <text:p text:style-name="P20">1) React pour réaliser l’intégration côté client</text:p>
            <text:p text:style-name="P20">2) React pour faire le lien vers le back-office</text:p>
          </table:table-cell>
        </table:table-row>
        <table:table-row table:style-name="Table2.4">
          <table:table-cell table:style-name="Table2.A9" office:value-type="string">
            <text:p text:style-name="P20">Menus précédents</text:p>
          </table:table-cell>
          <table:table-cell table:style-name="Table2.B9" office:value-type="string">
            <text:p text:style-name="P20">L’utilisateur doit pouvoir avoir accès à une vue regroupant les menus crées précédement</text:p>
          </table:table-cell>
          <table:table-cell table:style-name="Table2.C9" office:value-type="string">
            <text:p text:style-name="P20">React</text:p>
            <text:p text:style-name="P20"/>
          </table:table-cell>
          <table:table-cell table:style-name="Table2.D9" office:value-type="string">
            <text:p text:style-name="P20">React pour l’intégration des différentes fonctionnalités liées aux modifications, supressions, créations des menus</text:p>
          </table:table-cell>
          <table:table-cell table:style-name="Table2.E9" office:value-type="string">
            <text:p text:style-name="P20">1) React pour réaliser l’intégration côté client</text:p>
            <text:p text:style-name="P20">2) React pour réaliser les actions liées aux différents boutons et autres fonctionnalités</text:p>
          </table:table-cell>
        </table:table-row>
        <table:table-row table:style-name="Table2.4">
          <table:table-cell table:style-name="Table2.A10" office:value-type="string">
            <text:p text:style-name="P20">Infos utilisateur</text:p>
          </table:table-cell>
          <table:table-cell table:style-name="Table2.B10" office:value-type="string">
            <text:p text:style-name="P20">L’utilisateur doit pouvoir modifier ses informations utilisateur</text:p>
          </table:table-cell>
          <table:table-cell table:style-name="Table2.C10" office:value-type="string">
            <text:p text:style-name="P20">React</text:p>
            <text:p text:style-name="P20">MongoDB</text:p>
          </table:table-cell>
          <table:table-cell table:style-name="Table2.D10" office:value-type="string">
            <text:p text:style-name="P20">React pour modifier et liés plusieurs mails en concordance avec mongoDB pour gérer la base de données</text:p>
          </table:table-cell>
          <table:table-cell table:style-name="Table2.E10" office:value-type="string">
            <text:p text:style-name="P20">1) React pour réaliser l’intégration et faire le lien avec mongoDB</text:p>
            <text:p text:style-name="P20">2) MongoDB <text:span text:style-name="T6">pour gérer la persistance des données</text:span></text:p>
          </table:table-cell>
        </table:table-row>
        <table:table-row table:style-name="Table2.4">
          <table:table-cell table:style-name="Table2.A11" office:value-type="string">
            <text:p text:style-name="P33">Gestion des utilisateurs</text:p>
          </table:table-cell>
          <table:table-cell table:style-name="Table2.B11" office:value-type="string">
            <text:p text:style-name="P34">Utilisation d’un server NoseJs, MongoDB et d’une librairie d’envoi d’email d’authentification</text:p>
          </table:table-cell>
          <table:table-cell table:style-name="Table2.C11" office:value-type="string">
            <text:p text:style-name="P34">NodeJs</text:p>
            <text:p text:style-name="P34">MongoDb</text:p>
            <text:p text:style-name="P34">(A définir) librairie envoi mail auth</text:p>
          </table:table-cell>
          <table:table-cell table:style-name="Table2.D11" office:value-type="string">
            <text:p text:style-name="P34">Mise en place d’un serveur nodejs, d’une base de donnée mongoDB pour la persitance des info utilisateur</text:p>
          </table:table-cell>
          <table:table-cell table:style-name="Table2.E11" office:value-type="string">
            <text:p text:style-name="P34">1) Nodejs pour recevoir des requêtes depuis le front et utilisation d’une librairie d’envoi d’email d’authentification</text:p>
            <text:p text:style-name="P34">2) MongoDB pour gérer la persistence des infos utilisateur</text:p>
          </table:table-cell>
        </table:table-row>
        <text:soft-page-break/>
        <table:table-row table:style-name="Table2.12">
          <table:table-cell table:style-name="Table2.A12" office:value-type="string">
            <text:p text:style-name="P34">Gestion des menus</text:p>
          </table:table-cell>
          <table:table-cell table:style-name="Table2.B12" office:value-type="string">
            <text:p text:style-name="P35">La gestion des menus doit être fonctionnel côté serveur</text:p>
          </table:table-cell>
          <table:table-cell table:style-name="Table2.C12" office:value-type="string">
            <text:p text:style-name="P35">Nodejs</text:p>
            <text:p text:style-name="P35">MongoDB</text:p>
          </table:table-cell>
          <table:table-cell table:style-name="Table2.D12" office:value-type="string">
            <text:p text:style-name="P35">Nodejs et MongoDB pour recevoir des requêtes et gérer la persistance des données de menu</text:p>
          </table:table-cell>
          <table:table-cell table:style-name="Table2.E12" office:value-type="string">
            <text:p text:style-name="P35">1) Serveur nodejs pour recevoir des requêtes depuis le front</text:p>
            <text:p text:style-name="P35">2) MongoDB pour gérer la persistance des données de menu</text:p>
          </table:table-cell>
        </table:table-row>
        <table:table-row table:style-name="Table2.4">
          <table:table-cell table:style-name="Table2.A13" office:value-type="string">
            <text:p text:style-name="P34">Tarifs</text:p>
          </table:table-cell>
          <table:table-cell table:style-name="Table2.B13" office:value-type="string">
            <text:p text:style-name="P34">L’internaute doit pouvoir avoir accès aux tarifs de MenuMaker</text:p>
          </table:table-cell>
          <table:table-cell table:style-name="Table2.C13" office:value-type="string">
            <text:p text:style-name="P34">React</text:p>
          </table:table-cell>
          <table:table-cell table:style-name="Table2.D13" office:value-type="string">
            <text:p text:style-name="P34">Une page sera crée côté Qwenta</text:p>
          </table:table-cell>
          <table:table-cell table:style-name="Table2.E13" office:value-type="string">
            <text:p text:style-name="P34">1) React pour l’intégration côté client</text:p>
            <text:p text:style-name="P34">2) React pour réaliser la logique de route</text:p>
          </table:table-cell>
        </table:table-row>
        <table:table-row table:style-name="Table2.4">
          <table:table-cell table:style-name="Table2.A14" office:value-type="string">
            <text:p text:style-name="P35">Partage sur instagram</text:p>
          </table:table-cell>
          <table:table-cell table:style-name="Table2.B14" office:value-type="string">
            <text:p text:style-name="P35">L’utilisateur doit pouvoir partager son menu sur instagram facilement</text:p>
          </table:table-cell>
          <table:table-cell table:style-name="Table2.C14" office:value-type="string">
            <text:p text:style-name="P35">React</text:p>
            <text:p text:style-name="P35">Api Facebook</text:p>
          </table:table-cell>
          <table:table-cell table:style-name="Table2.D14" office:value-type="string">
            <text:p text:style-name="P35">React pour la réalisation de l’encart de partage et l’api facebook pour communiquer avec le compte insta utilisateur</text:p>
          </table:table-cell>
          <table:table-cell table:style-name="Table2.E14" office:value-type="string">
            <text:p text:style-name="P35">1)<text:span text:style-name="T7"> React pour l’intégration côté client</text:span></text:p>
            <text:p text:style-name="P36">2) Utilisation de l’api facebook pour gérer la partie communication avec instagram</text:p>
          </table:table-cell>
        </table:table-row>
        <table:table-row table:style-name="Table2.4">
          <table:table-cell table:style-name="Table2.A15" office:value-type="string">
            <text:p text:style-name="P37">Déconnexion</text:p>
          </table:table-cell>
          <table:table-cell table:style-name="Table2.B15" office:value-type="string">
            <text:p text:style-name="P37">L’utilisateur doit pouvoir se déconnecter</text:p>
          </table:table-cell>
          <table:table-cell table:style-name="Table2.C15" office:value-type="string">
            <text:p text:style-name="P37">React</text:p>
          </table:table-cell>
          <table:table-cell table:style-name="Table2.D15" office:value-type="string">
            <text:p text:style-name="P37">React pour intégrer la partie visuel et logique de la déconnection utilisateur</text:p>
          </table:table-cell>
          <table:table-cell table:style-name="Table2.E15" office:value-type="string">
            <text:p text:style-name="P38">1)<text:span text:style-name="T7"> React pour l’intégration côté client</text:span></text:p>
            <text:p text:style-name="P37">2) React pour la logique de déconnection</text:p>
          </table:table-cell>
        </table:table-row>
        <text:soft-page-break/>
        <table:table-row table:style-name="Table2.4">
          <table:table-cell table:style-name="Table2.A16" office:value-type="string">
            <text:p text:style-name="P37">Dashboard</text:p>
          </table:table-cell>
          <table:table-cell table:style-name="Table2.B16" office:value-type="string">
            <text:p text:style-name="P37">L’utilisateur doit pouvoir accèder à son dashboard qui regroupe plusieurs fonctionnalitées</text:p>
          </table:table-cell>
          <table:table-cell table:style-name="Table2.C16" office:value-type="string">
            <text:p text:style-name="P37">React</text:p>
          </table:table-cell>
          <table:table-cell table:style-name="Table2.D16" office:value-type="string">
            <text:p text:style-name="P37">React pour intéger les différents éléments propre au dashboard</text:p>
          </table:table-cell>
          <table:table-cell table:style-name="Table2.E16" office:value-type="string">
            <text:p text:style-name="P38">1)<text:span text:style-name="T7"> React pour l’intégration côté client</text:span></text:p>
            <text:p text:style-name="P37">2) React pour la logique de ces différents éléments</text:p>
          </table:table-cell>
        </table:table-row>
        <table:table-row table:style-name="Table2.4">
          <table:table-cell table:style-name="Table2.A17" office:value-type="string">
            <text:p text:style-name="P37">Informations légales</text:p>
          </table:table-cell>
          <table:table-cell table:style-name="Table2.B17" office:value-type="string">
            <text:p text:style-name="P37">L’utilisateur doit pouvoir avoir accès aux mentions légales et aux informations</text:p>
          </table:table-cell>
          <table:table-cell table:style-name="Table2.C17" office:value-type="string">
            <text:p text:style-name="P37">React</text:p>
          </table:table-cell>
          <table:table-cell table:style-name="Table2.D17" office:value-type="string">
            <text:p text:style-name="P37">React pour intégrer la modale des mentions légales et affichér le « tous droits réservés »</text:p>
          </table:table-cell>
          <table:table-cell table:style-name="Table2.E17" office:value-type="string">
            <text:p text:style-name="P38">1)<text:span text:style-name="T7"> React pour l’intégration côté client</text:span></text:p>
            <text:p text:style-name="P37">2) React pour intégrer la modale</text:p>
          </table:table-cell>
        </table:table-row>
        <table:table-row table:style-name="Table2.4">
          <table:table-cell table:style-name="Table2.A18" office:value-type="string">
            <text:p text:style-name="P39">Exportation Deliveroo</text:p>
          </table:table-cell>
          <table:table-cell table:style-name="Table2.B18" office:value-type="string">
            <text:p text:style-name="P39">L’utilisateur doit pouvoir exporter son menu en un clic vers Deliveroo</text:p>
          </table:table-cell>
          <table:table-cell table:style-name="Table2.C18" office:value-type="string">
            <text:p text:style-name="P39">React</text:p>
            <text:p text:style-name="P39">Api Deliveroo</text:p>
          </table:table-cell>
          <table:table-cell table:style-name="Table2.D18" office:value-type="string">
            <text:p text:style-name="P39">React pour réaliser l’encart et utilisation de l’api deliveroo pour uploader le menu</text:p>
          </table:table-cell>
          <table:table-cell table:style-name="Table2.E18" office:value-type="string">
            <text:p text:style-name="P40">1)<text:span text:style-name="T7"> React pour l’intégration côté client</text:span></text:p>
            <text:p text:style-name="P39">2) Api Deliveroo pour gérer l’exportation sur l’application</text:p>
          </table:table-cell>
        </table:table-row>
        <table:table-row table:style-name="Table2.4">
          <table:table-cell table:style-name="Table2.A19" office:value-type="string">
            <text:p text:style-name="P41">Sauvegarde du menu</text:p>
          </table:table-cell>
          <table:table-cell table:style-name="Table2.B19" office:value-type="string">
            <text:p text:style-name="P41">Après avoir crée son menu, l’utilisateur doit pouvoir le sauvegarder</text:p>
          </table:table-cell>
          <table:table-cell table:style-name="Table2.C19" office:value-type="string">
            <text:p text:style-name="P41">React</text:p>
          </table:table-cell>
          <table:table-cell table:style-name="Table2.D19" office:value-type="string">
            <text:p text:style-name="P41">React pour intégrer la partie sauvegardée et faire le lien avec back-end</text:p>
          </table:table-cell>
          <table:table-cell table:style-name="Table2.E19" office:value-type="string">
            <text:p text:style-name="P42">1)<text:span text:style-name="T7"> React pour l’intégration côté client</text:span></text:p>
            <text:p text:style-name="P41">2) React pour faire le lien avec le back-end</text:p>
          </table:table-cell>
        </table:table-row>
        <text:soft-page-break/>
        <table:table-row table:style-name="Table2.4">
          <table:table-cell table:style-name="Table2.A20" office:value-type="string">
            <text:p text:style-name="P41">Branding restaurateur</text:p>
          </table:table-cell>
          <table:table-cell table:style-name="Table2.B20" office:value-type="string">
            <text:p text:style-name="P41">L’utilisateur doit pouvoir créer le branding de son restaurant</text:p>
          </table:table-cell>
          <table:table-cell table:style-name="Table2.C20" office:value-type="string">
            <text:p text:style-name="P41">React </text:p>
          </table:table-cell>
          <table:table-cell table:style-name="Table2.D20" office:value-type="string">
            <text:p text:style-name="P41">React pour créer l’ajout/modification/suppression du logo et des couleurs de base</text:p>
          </table:table-cell>
          <table:table-cell table:style-name="Table2.E20" office:value-type="string">
            <text:p text:style-name="P42">1)<text:span text:style-name="T7"> React pour l’intégration côté client</text:span></text:p>
            <text:p text:style-name="P41">2) React pour gérer la logique</text:p>
          </table:table-cell>
        </table:table-row>
      </table:table>
      <text:p text:style-name="P43"/>
      <text:p text:style-name="P7"/>
      <text:p text:style-name="P44"/>
      <text:list xml:id="list104416234209196" text:continue-list="list1878275867" text:style-name="WWNum3">
        <text:list-item>
          <text:p text:style-name="P45"><text:bookmark text:name="_ex0md8td8283"/>Liens avec le back-end </text:p>
        </text:list-item>
      </text:list>
      <text:p text:style-name="P7"/>
      <text:list text:style-name="WWNum6">
        <text:list-item>
          <text:p text:style-name="P46"><text:span text:style-name="T8">Quel langage pour le serveur ? </text:span><text:span text:style-name="T3"><text:s/></text:span></text:p>
          <text:p text:style-name="P47">NodeJS &amp; MongoDB</text:p>
        </text:list-item>
        <text:list-item>
          <text:p text:style-name="P48">A-t-on besoin d’une API ? Si oui laquelle ? <text:s/></text:p>
          <text:p text:style-name="P46"><text:span text:style-name="T9">A</text:span><text:span text:style-name="T10">pi deliveroo et facebook (instagram)</text:span><text:span text:style-name="T11"> </text:span></text:p>
        </text:list-item>
        <text:list-item>
          <text:p text:style-name="P46"><text:span text:style-name="T8">Base de données choisie :</text:span><text:span text:style-name="T3"> </text:span></text:p>
          <text:p text:style-name="P49">NO SQL</text:p>
          <text:p text:style-name="P50"><text:span text:style-name="T11"><text:s/></text:span><text:span text:style-name="T3"><text:line-break/></text:span></text:p>
        </text:list-item>
      </text:list>
      <text:p text:style-name="P51"/>
      <text:p text:style-name="P52"/>
      <text:list xml:id="list104414692452912" text:continue-list="list104416234209196" text:style-name="WWNum3">
        <text:list-item>
          <text:p text:style-name="P16"><text:bookmark text:name="_a61v3uh5vs19"/>Préconisations concernant le domaine et l’hébergement</text:p>
        </text:list-item>
      </text:list>
      <text:p text:style-name="P7"/>
      <text:list text:style-name="WWNum7">
        <text:list-item>
          <text:p text:style-name="P53">Nom du domaine.</text:p>
        </text:list-item>
        <text:list-item>
          <text:p text:style-name="P53">Nom de l’hébergement.</text:p>
        </text:list-item>
        <text:list-item>
          <text:p text:style-name="P54"><text:soft-page-break/><text:span text:style-name="T12">Adresses e-mail.</text:span><text:line-break/></text:p>
        </text:list-item>
      </text:list>
      <text:p text:style-name="P55"/>
      <text:p text:style-name="P56"/>
      <text:list xml:id="list104415590584108" text:continue-list="list104414692452912" text:style-name="WWNum3">
        <text:list-item>
          <text:p text:style-name="P57"><text:bookmark text:name="_n56najuvb5ys"/>Accessibilité<text:line-break/></text:p>
        </text:list-item>
      </text:list>
      <text:list text:style-name="WWNum1">
        <text:list-item>
          <text:p text:style-name="P58">Compatibilité navigateur.</text:p>
          <text:p text:style-name="P59">S’assurer que l’application sois compatible avec le plus grand nombre de navigateur.</text:p>
        </text:list-item>
        <text:list-item>
          <text:p text:style-name="P60"><text:span text:style-name="T12">Types d’appareils.</text:span><text:line-break/><text:span text:style-name="T13">L’application </text:span><text:span text:style-name="T14">est en desktop only, aucune version mobile n’est à développer ni à prévoir.</text:span></text:p>
        </text:list-item>
      </text:list>
      <text:p text:style-name="P6"/>
      <text:p text:style-name="P6"/>
      <text:list xml:id="list104415275789678" text:continue-list="list104415590584108" text:style-name="WWNum3">
        <text:list-item>
          <text:p text:style-name="P57"><text:bookmark text:name="_l80x4g9stizp"/>Recommandations en termes de sécurité<text:line-break/></text:p>
        </text:list-item>
      </text:list>
      <text:list text:style-name="WWNum5">
        <text:list-item>
          <text:p text:style-name="P61"><text:span text:style-name="T12">Accès aux comptes, plugins…</text:span><text:line-break/><text:span text:style-name="T13">Utiliser des composants react permettant de sécurisé l’application comme par exemple une composant permettant de rendre certaines routes utilisateur privés, Utiliser un token JWT pour sécurisé les appels avec l’api, </text:span></text:p>
        </text:list-item>
      </text:list>
      <text:p text:style-name="P7"><text:line-break/></text:p>
      <text:list text:continue-list="list104415275789678" text:style-name="WWNum3">
        <text:list-item>
          <text:p text:style-name="P57"><text:bookmark text:name="_vbbknpfyus5o"/><text:span text:style-name="T15">Maintenance du site et futures mises à jour</text:span><text:span text:style-name="T16"><text:line-break/></text:span></text:p>
        </text:list-item>
      </text:list>
      <text:list text:style-name="WWNum2">
        <text:list-item>
          <text:p text:style-name="P62">Grandes lignes du contrat de maintenance.</text:p>
          <text:p text:style-name="P63">Plan de maintenance flexible à établir avec le clien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7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  <dc:date>2024-09-18T10:44:14.018270214</dc:date>
    <meta:editing-duration>PT1H9M40S</meta:editing-duration>
    <meta:editing-cycles>22</meta:editing-cycles>
    <meta:document-statistic meta:table-count="2" meta:image-count="1" meta:object-count="0" meta:page-count="8" meta:paragraph-count="163" meta:word-count="1119" meta:character-count="7305" meta:non-whitespace-character-count="6351"/>
  </office:meta>
</office:document-meta>
</file>